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+-----------------------+ <text:s text:c="6"/>+-------------------------+ <text:s text:c="6"/>+--------------------------+</text:p>
      <text:p text:style-name="Standard">| <text:s text:c="2"/>LandingPageView <text:s text:c="4"/>| <text:s text:c="6"/>| <text:s/>ApplicationFormView <text:s text:c="2"/>| <text:s text:c="6"/>| <text:s/>SuccessPageView <text:s text:c="8"/>|</text:p>
      <text:p text:style-name="Standard">+-----------------------+ <text:s text:c="6"/>+-------------------------+ <text:s text:c="6"/>+--------------------------+</text:p>
      <text:p text:style-name="Standard"><text:s text:c="10"/>| <text:s text:c="26"/>| <text:s text:c="30"/>|</text:p>
      <text:p text:style-name="Standard"><text:s text:c="10"/>v <text:s text:c="26"/>v <text:s text:c="30"/>v</text:p>
      <text:p text:style-name="Standard"><text:s text:c="5"/>render landing_page.html <text:s text:c="6"/>Process form submission <text:s text:c="6"/>Render success_page.html</text:p>
      <text:p text:style-name="Standard"><text:s text:c="37"/>- Validate form inputs</text:p>
      <text:p text:style-name="Standard"><text:s text:c="37"/>- Check for existing application</text:p>
      <text:p text:style-name="Standard"><text:s text:c="37"/>- Check student registration</text:p>
      <text:p text:style-name="Standard"><text:s text:c="37"/>- Check voter eligibility</text:p>
      <text:p text:style-name="Standard"><text:s text:c="37"/>- Check account number</text:p>
      <text:p text:style-name="Standard"><text:s text:c="37"/>- Generate serial number</text:p>
      <text:p text:style-name="Standard"><text:s text:c="37"/>- Save application</text:p>
      <text:p text:style-name="Standard"><text:s text:c="37"/>- Redirect to success page</text:p>
      <text:p text:style-name="Standard"><text:s text:c="45"/>|</text:p>
      <text:p text:style-name="Standard"><text:s text:c="45"/>v</text:p>
      <text:p text:style-name="Standard"><text:s text:c="37"/>+--------------------------+</text:p>
      <text:p text:style-name="Standard"><text:s text:c="37"/>| ProgressReportView <text:s text:c="6"/>|</text:p>
      <text:p text:style-name="Standard"><text:s text:c="37"/>+--------------------------+</text:p>
      <text:p text:style-name="Standard"><text:s text:c="47"/>|</text:p>
      <text:p text:style-name="Standard"><text:s text:c="47"/>v</text:p>
      <text:p text:style-name="Standard"><text:s text:c="26"/>+---------------------+</text:p>
      <text:p text:style-name="Standard"><text:s text:c="26"/>| <text:s/>Generate PDF <text:s text:c="6"/>|</text:p>
      <text:p text:style-name="Standard"><text:s text:c="26"/>| <text:s/>- Fetch application |</text:p>
      <text:p text:style-name="Standard"><text:s text:c="26"/>| <text:s/>- Fetch student <text:s text:c="4"/>|</text:p>
      <text:p text:style-name="Standard"><text:s text:c="26"/>| <text:s/>- Fetch account <text:s text:c="4"/>|</text:p>
      <text:p text:style-name="Standard"><text:s text:c="26"/>| <text:s/>- Generate PDF <text:s text:c="5"/>|</text:p>
      <text:p text:style-name="Standard"><text:s text:c="26"/>+---------------------+</text:p>
      <text:p text:style-name="Standard"><text:s text:c="35"/>|</text:p>
      <text:p text:style-name="Standard"><text:s text:c="35"/>v</text:p>
      <text:p text:style-name="Standard"><text:s text:c="26"/>+---------------------+</text:p>
      <text:p text:style-name="Standard"><text:s text:c="26"/>| <text:s/>Return PDF as <text:s text:c="6"/>|</text:p>
      <text:p text:style-name="Standard"><text:s text:c="26"/>| <text:s/>HttpResponse <text:s text:c="7"/>|</text:p>
      <text:p text:style-name="Standard"><text:s text:c="26"/>+------------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7:24:27.625095022</meta:creation-date>
    <dc:date>2024-03-03T17:25:21.493741244</dc:date>
    <meta:editing-duration>PT56S</meta:editing-duration>
    <meta:editing-cycles>1</meta:editing-cycles>
    <meta:document-statistic meta:table-count="0" meta:image-count="0" meta:object-count="0" meta:page-count="1" meta:paragraph-count="34" meta:word-count="120" meta:character-count="2006" meta:non-whitespace-character-count="737"/>
    <meta:generator>LibreOffice/7.4.7.2$Linux_X86_64 LibreOffice_project/40$Build-2</meta:generator>
  </office:meta>
</office:document-meta>
</file>